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font-size="12pt" officeooo:rsid="0002d7cc" officeooo:paragraph-rsid="0002d7cc"/>
    </style:style>
    <style:style style:name="P2" style:family="paragraph" style:parent-style-name="Standard">
      <style:text-properties fo:font-size="10pt" officeooo:rsid="0002d7cc" officeooo:paragraph-rsid="0002d7cc"/>
    </style:style>
    <style:style style:name="P3" style:family="paragraph" style:parent-style-name="Standard">
      <style:text-properties fo:font-size="10pt" style:text-underline-style="none" officeooo:rsid="0002d7cc" officeooo:paragraph-rsid="0002d7cc"/>
    </style:style>
    <style:style style:name="P4" style:family="paragraph" style:parent-style-name="Standard">
      <style:text-properties fo:font-size="10pt" style:text-underline-style="none" officeooo:rsid="00034a6e" officeooo:paragraph-rsid="00034a6e"/>
    </style:style>
    <style:style style:name="P5" style:family="paragraph" style:parent-style-name="Standard">
      <style:text-properties fo:font-size="16pt" style:text-underline-style="solid" style:text-underline-width="auto" style:text-underline-color="font-color" officeooo:rsid="0002d7cc" officeooo:paragraph-rsid="0002d7cc"/>
    </style:style>
    <style:style style:name="P6" style:family="paragraph" style:parent-style-name="Standard">
      <style:text-properties fo:font-size="10pt" style:text-underline-style="none" officeooo:rsid="0004c187" officeooo:paragraph-rsid="0004c187"/>
    </style:style>
    <style:style style:name="P7" style:family="paragraph" style:parent-style-name="Standard">
      <style:text-properties fo:font-size="10pt" style:text-underline-style="none" officeooo:rsid="0005b368" officeooo:paragraph-rsid="0005b368"/>
    </style:style>
    <style:style style:name="P8" style:family="paragraph" style:parent-style-name="Standard">
      <style:text-properties fo:font-size="10pt" style:text-underline-style="none" officeooo:rsid="0006d36f" officeooo:paragraph-rsid="0006d36f"/>
    </style:style>
    <style:style style:name="P9" style:family="paragraph" style:parent-style-name="Standard">
      <style:text-properties fo:font-size="10pt" style:text-underline-style="none" officeooo:rsid="0007b7cf" officeooo:paragraph-rsid="0007b7cf"/>
    </style:style>
    <style:style style:name="P10" style:family="paragraph" style:parent-style-name="Standard">
      <style:paragraph-properties fo:break-before="page"/>
      <style:text-properties fo:font-size="10pt" style:text-underline-style="none" officeooo:rsid="0005b368" officeooo:paragraph-rsid="0005b368"/>
    </style:style>
    <style:style style:name="T1" style:family="text">
      <style:text-properties style:text-underline-style="solid" style:text-underline-width="auto" style:text-underline-color="font-color"/>
    </style:style>
    <style:style style:name="T2" style:family="text">
      <style:text-properties officeooo:rsid="00034a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arsing</text:p>
      <text:p text:style-name="P2"/>
      <text:p text:style-name="P2">Typically, Languages are defined in terms of a grammar that describes the valid construction of sentences in that language. </text:p>
      <text:p text:style-name="P2">The designers of Algol 58 invented BNF to describe the language (Backers – Naur Form)</text:p>
      <text:p text:style-name="P2">e.g.</text:p>
      <text:p text:style-name="P2"/>
      <text:p text:style-name="P2">&lt;expr&gt; ::= &lt;term&gt; | &lt;expr&gt; “+” &lt;term&gt;</text:p>
      <text:p text:style-name="P2">things in “&lt;” “&gt;” are non-terminals.</text:p>
      <text:p text:style-name="P2">Things in quotes are terminals</text:p>
      <text:p text:style-name="P2">::= says that the LHS can e produced by the rules on the RHS</text:p>
      <text:p text:style-name="P2">| give the choice between productins</text:p>
      <text:p text:style-name="P2"/>
      <text:p text:style-name="P2">&lt;term&gt; ::= &lt;factor&gt; |&lt;term&gt; “*” &lt;factor&gt;</text:p>
      <text:p text:style-name="P2">&lt;factor&gt; ::= &lt;constant&gt; | &lt;vafriable&gt;</text:p>
      <text:p text:style-name="P2"><text:tab/>| “(“ &lt;expression&gt; “)”</text:p>
      <text:p text:style-name="P2">&lt;variable&gt; ::= “x” | “y” | “z”</text:p>
      <text:p text:style-name="P2">&lt;constant&gt; ::= &lt;digit&gt; | &lt;digit&gt; &lt;constant&gt;</text:p>
      <text:p text:style-name="P2">&lt;digit&gt; :: = “0” | “1” | “2” | …. | “9” </text:p>
      <text:p text:style-name="P2">BNF consists of</text:p>
      <text:p text:style-name="P2">-non terminals &lt;expr&gt;</text:p>
      <text:p text:style-name="P2">- terminals “3”</text:p>
      <text:p text:style-name="P2">- alternations q|p</text:p>
      <text:p text:style-name="P2"/>
      <text:p text:style-name="P2">This was extended to Extended BNF or EBNF, 2hich has a few more constructs:<text:line-break/> </text:p>
      <text:p text:style-name="P2">-optionals:</text:p>
      <text:p text:style-name="P2">&lt;term&gt; ::= [“-”] &lt;factor&gt;</text:p>
      <text:p text:style-name="P2">optional “-”. in BNF we write this as &lt;term&gt; ::= &lt;factor&gt; | “-” &lt;factor&gt;</text:p>
      <text:p text:style-name="P2"/>
      <text:p text:style-name="P2">-repetition:<text:line-break/>&lt;args&gt; ::= &lt;arg&gt; {“,” &lt;arg&gt; }</text:p>
      <text:p text:style-name="P2">the { } brackets tell us that this can be repeated 0 or more times.</text:p>
      <text:p text:style-name="P2"/>
      <text:p text:style-name="P2">-grouping:</text:p>
      <text:p text:style-name="P2">&lt;expr&gt; ::= &lt;term&gt; ( “+” | “-” ) &lt;expr&gt;</text:p>
      <text:p text:style-name="P2">the ( ) allows us to have scope for some BNF rules.</text:p>
      <text:p text:style-name="P2">So a term followed by a + or – then an expr</text:p>
      <text:p text:style-name="P2"/>
      <text:p text:style-name="P2">Parsing is traditionally broken up into:</text:p>
      <text:p text:style-name="P2">* Lexical analysis</text:p>
      <text:p text:style-name="P2">*Parsing.</text:p>
      <text:p text:style-name="P2"/>
      <text:p text:style-name="P2">-Lexical analysis breaks up an input stream into <text:span text:style-name="T1">tokens.</text:span></text:p>
      <text:p text:style-name="P3">The tokens correspond to terminals.</text:p>
      <text:p text:style-name="P3"/>
      <text:p text:style-name="P3">This stage usually deals with white space.</text:p>
      <text:p text:style-name="P3">Not all whitespace is necessarily stripped e.g newlines/tabs might turn into tokens.</text:p>
      <text:p text:style-name="P3">Tools that did this phase are called lexers. Popular tools are lex and flex.</text:p>
      <text:p text:style-name="P3"/>
      <text:p text:style-name="P3">*<text:span text:style-name="T2">A parser traditionally consumes tokens from the lexical analysis, ad maps rules onto datatypes. Tools that do this are deeply tied into the lanugage the compiler is written in. Traditionally, the tools bison, yacc, or antler (for java) were used for this.</text:span></text:p>
      <text:p text:style-name="P3"/>
      <text:p text:style-name="P4">We will be using parser combinators instead. This builds up parsers fom smaller ones.</text:p>
      <text:p text:style-name="P4"/>
      <text:p text:style-name="P6">We will be looking at parsec.</text:p>
      <text:p text:style-name="P10">What is a parser? Here are some candidates.</text:p>
      <text:p text:style-name="P7"/>
      <text:p text:style-name="P7">String → a</text:p>
      <text:p text:style-name="P7">This is a bit optimistic; it assumes that the parse always succeeds with the value of type a.</text:p>
      <text:p text:style-name="P7"/>
      <text:p text:style-name="P7">String → Maybe a</text:p>
      <text:p text:style-name="P7">This acknowledges that things may fail, but still too optimistic: there may be ambiguous but correct results:</text:p>
      <text:p text:style-name="P7">String → [a]</text:p>
      <text:p text:style-name="P7">Usually we also want to keep hold of the rest of the input that was not parsed.</text:p>
      <text:p text:style-name="P7"/>
      <text:p text:style-name="P7">String → [(String, a)]</text:p>
      <text:p text:style-name="P7">The String is the input string. The RHS is a possible parse.</text:p>
      <text:p text:style-name="P7"/>
      <text:p text:style-name="P8">Suppose e want to parse: 1+2+3</text:p>
      <text:p text:style-name="P8"/>
      <text:p text:style-name="P8">(1) Our grammar may be:</text:p>
      <text:p text:style-name="P8">expr : num</text:p>
      <text:p text:style-name="P8"><text:tab/>| expr “+” expr </text:p>
      <text:p text:style-name="P8">this is equivilent to:</text:p>
      <text:p text:style-name="P8">(2) expr : num [“+” expr]</text:p>
      <text:p text:style-name="P8">the p* represents many copies of the parser p (&gt;=0)</text:p>
      <text:p text:style-name="P8">the p+ represents some copies (&gt;0)</text:p>
      <text:p text:style-name="P8"/>
      <text:p text:style-name="P8">The grammar (1) is troublesome because it expresses <text:span text:style-name="T1">unguarded recursion</text:span></text:p>
      <text:p text:style-name="P8">Recursion is <text:span text:style-name="T1">guarded</text:span> when some token is consumed before the recursive call.</text:p>
      <text:p text:style-name="P8"/>
      <text:p text:style-name="P8"/>
      <text:p text:style-name="P8">We might constrict a parser</text:p>
      <text:p text:style-name="P8">expr :: String → [(String, Expr)]</text:p>
      <text:p text:style-name="P8">where the type Expr would be:</text:p>
      <text:p text:style-name="P8"/>
      <text:p text:style-name="P8">data Expr = Num Int</text:p>
      <text:p text:style-name="P8"><text:tab/>| Plus Expr Expr</text:p>
      <text:p text:style-name="P8"/>
      <text:p text:style-name="P8">Possible results of applying expr:</text:p>
      <text:p text:style-name="P8">expr “1+2+3”</text:p>
      <text:p text:style-name="P8">[(“”, Plus (Num 1)(Plus (Num 2)(Num 3)), <text:s/>(“+2+3”, Num 1)] . . .</text:p>
      <text:p text:style-name="P8"/>
      <text:p text:style-name="P8"/>
      <text:p text:style-name="P9">We will assemble a library of small parsers and operations to combine them.</text:p>
      <text:p text:style-name="P9">First a parser that doesn't consume any parsers:<text:line-break/></text:p>
      <text:p text:style-name="P9">produce' :: a → String → [(String, a])</text:p>
      <text:p text:style-name="P9">produce' x ts = [(ts, x)]</text:p>
      <text:p text:style-name="P9">x is the value we want to produce. Ts is the input stream.</text:p>
      <text:p text:style-name="P9"/>
      <text:p text:style-name="P9">It's going to get tedious to write,</text:p>
      <text:p text:style-name="P9">String → [(String, a)] so we we'll define a datatype for us:</text:p>
      <text:p text:style-name="P9"/>
      <text:p text:style-name="P9">data Parser a = Parser (String → [(String, a)])</text:p>
      <text:p text:style-name="P9"/>
      <text:p text:style-name="P9">parse :: Parser a → (String → [(String, a)]</text:p>
      <text:p text:style-name="P9">parse (Parser p) = p</text:p>
      <text:p text:style-name="P9"/>
      <text:p text:style-name="P9">Using this data type, we need to define our parsers slightly differently:</text:p>
      <text:p text:style-name="P9"/>
      <text:p text:style-name="P9">produce :: a → Parser a</text:p>
      <text:p text:style-name="P9">produce x = Parser ('lambda' ts → [(ts, x)])</text:p>
      <text:p text:style-name="P9"/>
      <text:p text:style-name="P9">Note: f = 'lambda' x → f x</text:p>
      <text:p text:style-name="P9"><text:soft-page-break/>Example:</text:p>
      <text:p text:style-name="P9">f x = x * x</text:p>
      <text:p text:style-name="P9">= </text:p>
      <text:p text:style-name="P9">f = 'lambda' x → x * x</text:p>
      <text:p text:style-name="P9"/>
      <text:p text:style-name="P9">In other words, we could have defined produce as:</text:p>
      <text:p text:style-name="P9">produce :: a → Parse a</text:p>
      <text:p text:style-name="P9">produce x = Parser (produce' x)</text:p>
      <text:p text:style-name="P9"/>
      <text:p text:style-name="P9">Using a 'lambda' allows us to use the produce' but instead use its body directly in the definition of produce.</text:p>
      <text:p text:style-name="P9"/>
      <text:p text:style-name="P9">So concretely:</text:p>
      <text:p text:style-name="P9">produce x ts = [(ts, x)]</text:p>
      <text:p text:style-name="P9">which is equal to produce' x = 'lambda' ts → [(ts, x)]</text:p>
      <text:p text:style-name="P9"/>
      <text:p text:style-name="P9">We can write;</text:p>
      <text:p text:style-name="P9">Parse (produce 42) :: String → [(Stringm Int)]</text:p>
      <text:p text:style-name="P9"/>
      <text:p text:style-name="P9">So: </text:p>
      <text:p text:style-name="P9">Parse (produce 42).”hello” = {(“hello”, 42)]</text:p>
      <text:p text:style-name="P9"/>
      <text:p text:style-name="P9">Another parser is the one that fails all the time:</text:p>
      <text:p text:style-name="P9"/>
      <text:p text:style-name="P9">failure :: Parser a</text:p>
      <text:p text:style-name="P9">failure = Parser ('lambda' ts → [])</text:p>
      <text:p text:style-name="P9">We can use this as follows:</text:p>
      <text:p text:style-name="P9">parse failure “hello” = []</text:p>
      <text:p text:style-name="P9"/>
      <text:p text:style-name="P9">= {def failure}</text:p>
      <text:p text:style-name="P9">parse (parse ('lambda' ts → [] )) “hello”</text:p>
      <text:p text:style-name="P9">={def parse}</text:p>
      <text:p text:style-name="P9">('lambda ts → []) “hello”</text:p>
      <text:p text:style-name="P9">={def 'lambda'}</text:p>
      <text:p text:style-name="P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2pt" officeooo:rsid="0002d7cc" officeooo:paragraph-rsid="0002d7c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Language Engineerin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5T15:10:40.761226169</meta:creation-date>
    <dc:date>2016-10-27T15:49:15.846468563</dc:date>
    <meta:editing-duration>PT19M27S</meta:editing-duration>
    <meta:editing-cycles>7</meta:editing-cycles>
    <meta:generator>LibreOffice/4.2.8.2$Linux_X86_64 LibreOffice_project/420m0$Build-2</meta:generator>
    <meta:document-statistic meta:table-count="0" meta:image-count="0" meta:object-count="0" meta:page-count="3" meta:paragraph-count="108" meta:word-count="805" meta:character-count="4261" meta:non-whitespace-character-count="3550"/>
  </office:meta>
</office:document-meta>
</file>